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omFeed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tomFeed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omFeedHttpMessageConverterTests.writeOther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omFeedHttpMessageConve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omFeed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omFeedHttpMessageConverterTests.writeOtherContentTyp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omFeedHttpMessageConverterTests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